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 style:list-style-name="L1">
      <style:paragraph-properties fo:line-height="150%"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>UCHWAŁA O WYBORZE KOMITETU ZAŁOŻYCIELSKIEGO</text:p>
      <text:p text:style-name="P1"/>
      <text:p text:style-name="P1"/>
      <text:p text:style-name="P5">Uchwała nr 3/2013</text:p>
      <text:p text:style-name="P5">o wyborze Komitetu Założycielskiego Stowarzyszenia Polska Grupa Użytkowników Pythona</text:p>
      <text:p text:style-name="P3"/>
      <text:p text:style-name="P3"/>
      <text:p text:style-name="P2"><text:tab/>Uczestnicy zebrania założycielskiego na spotkaniu w dniu 16 listopada 2013 r. w Warszawie postanawiają wybrać Komitet Założycielski Stowarzyszenia Polska Grupa Użytkowników Pythona, w składzie:</text:p>
      <text:p text:style-name="P2"/>
      <text:list xml:id="list6124667371" text:style-name="L1">
        <text:list-item>
          <text:p text:style-name="P7">…................................................................</text:p>
          <text:p text:style-name="P7"/>
        </text:list-item>
        <text:list-item>
          <text:p text:style-name="P7">…................................................................</text:p>
          <text:p text:style-name="P7"/>
        </text:list-item>
        <text:list-item>
          <text:p text:style-name="P7">…................................................................</text:p>
        </text:list-item>
      </text:list>
      <text:p text:style-name="P2"/>
      <text:p text:style-name="P2">Komitet Założycielski w wymienionym powyżej składzie zostaje upoważniony do zarejestrowania Stowarzyszenia Polska Grupa Użytkowników Pythona w Krajowym Rejestrze Sądowym przy<text:line-break/>ul. Czerniakowskiej 100, 00-454 Warszawa.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zewodniczący</text:p>
          </table:table-cell>
          <table:table-cell table:style-name="Table1.A1" office:value-type="string">
            <text:p text:style-name="P4">Sekretar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04:59</meta:creation-date>
    <dc:date>2013-11-21T20:37:09</dc:date>
    <meta:editing-duration>PT4M21S</meta:editing-duration>
    <meta:editing-cycles>8</meta:editing-cycles>
    <meta:generator>LibreOffice/3.5$Linux_X86_64 LibreOffice_project/350m1$Build-2</meta:generator>
    <meta:document-statistic meta:table-count="1" meta:image-count="0" meta:object-count="0" meta:page-count="1" meta:paragraph-count="10" meta:word-count="74" meta:character-count="583" meta:non-whitespace-character-count="716"/>
  </office:meta>
</office:document-meta>
</file>